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op2010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p201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aixa Etária detalhada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 a 4 anos</text:p>
          </table:table-cell>
          <table:table-cell table:style-name="ce1" office:value-type="float" office:value="407167" calcext:value-type="float">
            <text:p>407167</text:p>
          </table:table-cell>
          <table:table-cell table:style-name="ce1" office:value-type="float" office:value="390266" calcext:value-type="float">
            <text:p>390266</text:p>
          </table:table-cell>
          <table:table-cell table:style-name="ce1" office:value-type="float" office:value="797433" calcext:value-type="float">
            <text:p>7974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 a 9 anos</text:p>
          </table:table-cell>
          <table:table-cell table:style-name="ce1" office:value-type="float" office:value="419935" calcext:value-type="float">
            <text:p>419935</text:p>
          </table:table-cell>
          <table:table-cell table:style-name="ce1" office:value-type="float" office:value="403443" calcext:value-type="float">
            <text:p>403443</text:p>
          </table:table-cell>
          <table:table-cell table:style-name="ce1" office:value-type="float" office:value="823378" calcext:value-type="float">
            <text:p>8233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 a 14 anos</text:p>
          </table:table-cell>
          <table:table-cell table:style-name="ce1" office:value-type="float" office:value="431115" calcext:value-type="float">
            <text:p>431115</text:p>
          </table:table-cell>
          <table:table-cell table:style-name="ce1" office:value-type="float" office:value="415995" calcext:value-type="float">
            <text:p>415995</text:p>
          </table:table-cell>
          <table:table-cell table:style-name="ce1" office:value-type="float" office:value="847110" calcext:value-type="float">
            <text:p>8471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 a 19 anos</text:p>
          </table:table-cell>
          <table:table-cell table:style-name="ce1" office:value-type="float" office:value="402171" calcext:value-type="float">
            <text:p>402171</text:p>
          </table:table-cell>
          <table:table-cell table:style-name="ce1" office:value-type="float" office:value="395307" calcext:value-type="float">
            <text:p>395307</text:p>
          </table:table-cell>
          <table:table-cell table:style-name="ce1" office:value-type="float" office:value="797478" calcext:value-type="float">
            <text:p>7974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 a 24 anos</text:p>
          </table:table-cell>
          <table:table-cell table:style-name="ce1" office:value-type="float" office:value="380457" calcext:value-type="float">
            <text:p>380457</text:p>
          </table:table-cell>
          <table:table-cell table:style-name="ce1" office:value-type="float" office:value="378347" calcext:value-type="float">
            <text:p>378347</text:p>
          </table:table-cell>
          <table:table-cell table:style-name="ce1" office:value-type="float" office:value="758804" calcext:value-type="float">
            <text:p>7588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 a 29 anos</text:p>
          </table:table-cell>
          <table:table-cell table:style-name="ce1" office:value-type="float" office:value="357363" calcext:value-type="float">
            <text:p>357363</text:p>
          </table:table-cell>
          <table:table-cell table:style-name="ce1" office:value-type="float" office:value="359358" calcext:value-type="float">
            <text:p>359358</text:p>
          </table:table-cell>
          <table:table-cell table:style-name="ce1" office:value-type="float" office:value="716721" calcext:value-type="float">
            <text:p>7167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 a 34 anos</text:p>
          </table:table-cell>
          <table:table-cell table:style-name="ce1" office:value-type="float" office:value="314078" calcext:value-type="float">
            <text:p>314078</text:p>
          </table:table-cell>
          <table:table-cell table:style-name="ce1" office:value-type="float" office:value="311273" calcext:value-type="float">
            <text:p>311273</text:p>
          </table:table-cell>
          <table:table-cell table:style-name="ce1" office:value-type="float" office:value="625351" calcext:value-type="float">
            <text:p>6253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 a 39 anos</text:p>
          </table:table-cell>
          <table:table-cell table:style-name="ce1" office:value-type="float" office:value="262918" calcext:value-type="float">
            <text:p>262918</text:p>
          </table:table-cell>
          <table:table-cell table:style-name="ce1" office:value-type="float" office:value="258346" calcext:value-type="float">
            <text:p>258346</text:p>
          </table:table-cell>
          <table:table-cell table:style-name="ce1" office:value-type="float" office:value="521264" calcext:value-type="float">
            <text:p>5212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0 a 44 anos</text:p>
          </table:table-cell>
          <table:table-cell table:style-name="ce1" office:value-type="float" office:value="224036" calcext:value-type="float">
            <text:p>224036</text:p>
          </table:table-cell>
          <table:table-cell table:style-name="ce1" office:value-type="float" office:value="216479" calcext:value-type="float">
            <text:p>216479</text:p>
          </table:table-cell>
          <table:table-cell table:style-name="ce1" office:value-type="float" office:value="440515" calcext:value-type="float">
            <text:p>4405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5 a 49 anos</text:p>
          </table:table-cell>
          <table:table-cell table:style-name="ce1" office:value-type="float" office:value="182192" calcext:value-type="float">
            <text:p>182192</text:p>
          </table:table-cell>
          <table:table-cell table:style-name="ce1" office:value-type="float" office:value="176436" calcext:value-type="float">
            <text:p>176436</text:p>
          </table:table-cell>
          <table:table-cell table:style-name="ce1" office:value-type="float" office:value="358628" calcext:value-type="float">
            <text:p>3586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0 a 54 anos</text:p>
          </table:table-cell>
          <table:table-cell table:style-name="ce1" office:value-type="float" office:value="150652" calcext:value-type="float">
            <text:p>150652</text:p>
          </table:table-cell>
          <table:table-cell table:style-name="ce1" office:value-type="float" office:value="147407" calcext:value-type="float">
            <text:p>147407</text:p>
          </table:table-cell>
          <table:table-cell table:style-name="ce1" office:value-type="float" office:value="298059" calcext:value-type="float">
            <text:p>2980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5 a 59 anos</text:p>
          </table:table-cell>
          <table:table-cell table:style-name="ce1" office:value-type="float" office:value="118792" calcext:value-type="float">
            <text:p>118792</text:p>
          </table:table-cell>
          <table:table-cell table:style-name="ce1" office:value-type="float" office:value="117285" calcext:value-type="float">
            <text:p>117285</text:p>
          </table:table-cell>
          <table:table-cell table:style-name="ce1" office:value-type="float" office:value="236077" calcext:value-type="float">
            <text:p>2360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0 a 64 anos</text:p>
          </table:table-cell>
          <table:table-cell table:style-name="ce1" office:value-type="float" office:value="89211" calcext:value-type="float">
            <text:p>89211</text:p>
          </table:table-cell>
          <table:table-cell table:style-name="ce1" office:value-type="float" office:value="87510" calcext:value-type="float">
            <text:p>87510</text:p>
          </table:table-cell>
          <table:table-cell table:style-name="ce1" office:value-type="float" office:value="176721" calcext:value-type="float">
            <text:p>1767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5 a 69 anos</text:p>
          </table:table-cell>
          <table:table-cell table:style-name="ce1" office:value-type="float" office:value="67917" calcext:value-type="float">
            <text:p>67917</text:p>
          </table:table-cell>
          <table:table-cell table:style-name="ce1" office:value-type="float" office:value="68226" calcext:value-type="float">
            <text:p>68226</text:p>
          </table:table-cell>
          <table:table-cell table:style-name="ce1" office:value-type="float" office:value="136143" calcext:value-type="float">
            <text:p>1361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0 a 74 anos</text:p>
          </table:table-cell>
          <table:table-cell table:style-name="ce1" office:value-type="float" office:value="47338" calcext:value-type="float">
            <text:p>47338</text:p>
          </table:table-cell>
          <table:table-cell table:style-name="ce1" office:value-type="float" office:value="49250" calcext:value-type="float">
            <text:p>49250</text:p>
          </table:table-cell>
          <table:table-cell table:style-name="ce1" office:value-type="float" office:value="96588" calcext:value-type="float">
            <text:p>96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5 a 79 anos</text:p>
          </table:table-cell>
          <table:table-cell table:style-name="ce1" office:value-type="float" office:value="30443" calcext:value-type="float">
            <text:p>30443</text:p>
          </table:table-cell>
          <table:table-cell table:style-name="ce1" office:value-type="float" office:value="33103" calcext:value-type="float">
            <text:p>33103</text:p>
          </table:table-cell>
          <table:table-cell table:style-name="ce1" office:value-type="float" office:value="63546" calcext:value-type="float">
            <text:p>635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0 anos e mais</text:p>
          </table:table-cell>
          <table:table-cell table:style-name="ce1" office:value-type="float" office:value="29775" calcext:value-type="float">
            <text:p>29775</text:p>
          </table:table-cell>
          <table:table-cell table:style-name="ce2" office:value-type="float" office:value="39362" calcext:value-type="float">
            <text:p>39362</text:p>
          </table:table-cell>
          <table:table-cell table:style-name="ce2" office:value-type="float" office:value="69137" calcext:value-type="float">
            <text:p>69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table:style-name="ce1" office:value-type="float" office:value="3915560" calcext:value-type="float">
            <text:p>3915560</text:p>
          </table:table-cell>
          <table:table-cell table:style-name="ce1" office:value-type="float" office:value="3847393" calcext:value-type="float">
            <text:p>3847393</text:p>
          </table:table-cell>
          <table:table-cell table:style-name="ce1" office:value-type="float" office:value="7762953" calcext:value-type="float">
            <text:p>7762953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text> 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2"/>
      <number:text> </number:text>
    </number:number-style>
    <number:number-style style:name="N13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p2010" style:display-name="PageStyle_pop20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9:58:12.960000000</meta:creation-date>
    <dc:date>2022-03-18T20:03:46.051000000</dc:date>
    <meta:generator>LibreOffice/7.3.1.3$Windows_X86_64 LibreOffice_project/a69ca51ded25f3eefd52d7bf9a5fad8c90b87951</meta:generator>
    <meta:editing-duration>PT5M33S</meta:editing-duration>
    <meta:editing-cycles>1</meta:editing-cycles>
    <meta:document-statistic meta:table-count="1" meta:cell-count="76" meta:object-count="0"/>
    <meta:user-defined meta:name="AppVersion">16.0300</meta:user-defined>
  </office:meta>
</office:document-meta>
</file>